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style:font-name="Times New Roman" fo:font-weight="bold" officeooo:rsid="01357932" officeooo:paragraph-rsid="000aac18" style:font-weight-asian="bold" style:font-weight-complex="bold"/>
    </style:style>
    <style:style style:name="P2"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weight="bold" officeooo:rsid="01655c69" officeooo:paragraph-rsid="000aac18" style:font-weight-asian="bold" style:font-weight-complex="bold"/>
    </style:style>
    <style:style style:name="P3"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weight="bold" officeooo:rsid="001dc313" officeooo:paragraph-rsid="000aac18" style:font-weight-asian="bold" style:font-weight-complex="bold"/>
    </style:style>
    <style:style style:name="P4"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style:font-name="Times New Roman" officeooo:rsid="001c10ba" officeooo:paragraph-rsid="000aac18"/>
    </style:style>
    <style:style style:name="P5" style:family="paragraph" style:parent-style-name="Standard">
      <style:paragraph-properties fo:margin-left="0cm" fo:margin-right="0cm" fo:margin-top="0cm" fo:margin-bottom="0cm" loext:contextual-spacing="false" fo:line-height="200%" fo:text-indent="0cm" style:auto-text-indent="false"/>
      <style:text-properties style:font-name="Times New Roman" officeooo:rsid="007175c6" officeooo:paragraph-rsid="000aac18"/>
    </style:style>
    <style:style style:name="P6" style:family="paragraph" style:parent-style-name="Standard">
      <style:paragraph-properties fo:margin-left="0cm" fo:margin-right="0cm" fo:margin-top="0cm" fo:margin-bottom="0cm" loext:contextual-spacing="false" fo:line-height="200%" fo:text-indent="0cm" style:auto-text-indent="false"/>
      <style:text-properties style:font-name="Times New Roman" fo:language="fr" fo:country="CA" officeooo:paragraph-rsid="000aac18"/>
    </style:style>
    <style:style style:name="P7"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weight="normal" officeooo:rsid="01655c69" officeooo:paragraph-rsid="000aac18" style:font-weight-asian="normal" style:font-weight-complex="normal"/>
    </style:style>
    <style:style style:name="P8"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weight="normal" officeooo:rsid="01655c69" officeooo:paragraph-rsid="000aeced" style:font-weight-asian="normal" style:font-weight-complex="normal"/>
    </style:style>
    <style:style style:name="P9" style:family="paragraph" style:parent-style-name="Standard">
      <style:paragraph-properties fo:margin-left="0cm" fo:margin-right="0cm" fo:margin-top="0cm" fo:margin-bottom="0cm" loext:contextual-spacing="false" fo:line-height="200%" fo:text-indent="0cm" style:auto-text-indent="false"/>
      <style:text-properties style:text-position="0% 100%" style:font-name="Times New Roman" officeooo:rsid="01357932" officeooo:paragraph-rsid="000aac18"/>
    </style:style>
    <style:style style:name="P10" style:family="paragraph" style:parent-style-name="Standard">
      <style:paragraph-properties fo:margin-top="0cm" fo:margin-bottom="0cm" loext:contextual-spacing="false" fo:line-height="200%"/>
      <style:text-properties style:font-name="Times New Roman" officeooo:paragraph-rsid="000aac18"/>
    </style:style>
    <style:style style:name="P11"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weight="normal" officeooo:rsid="001dc313" officeooo:paragraph-rsid="000aac18" style:font-weight-asian="normal" style:font-weight-complex="normal"/>
    </style:style>
    <style:style style:name="T1" style:family="text">
      <style:text-properties officeooo:rsid="000aac18"/>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1357932" style:font-weight-asian="bold" style:font-weight-complex="bold"/>
    </style:style>
    <style:style style:name="T5" style:family="text">
      <style:text-properties fo:font-weight="bold" officeooo:rsid="0289c8c9" style:font-weight-asian="bold" style:font-weight-complex="bold"/>
    </style:style>
    <style:style style:name="T6" style:family="text">
      <style:text-properties fo:language="fr" fo:country="CA"/>
    </style:style>
    <style:style style:name="T7" style:family="text">
      <style:text-properties style:text-position="super 58%"/>
    </style:style>
    <style:style style:name="T8" style:family="text">
      <style:text-properties style:text-position="super 58%" fo:language="fr" fo:country="CA"/>
    </style:style>
    <style:style style:name="T9" style:family="text">
      <style:text-properties officeooo:rsid="015cc77a"/>
    </style:style>
    <style:style style:name="T10" style:family="text">
      <style:text-properties fo:font-style="normal" style:font-style-asian="normal" style:font-style-complex="normal"/>
    </style:style>
    <style:style style:name="T11" style:family="text">
      <style:text-properties fo:font-style="normal" officeooo:rsid="000aeced" style:font-style-asian="normal" style:font-style-complex="normal"/>
    </style:style>
    <style:style style:name="T12" style:family="text">
      <style:text-properties fo:font-style="normal" officeooo:rsid="000af574" style:font-style-asian="normal" style:font-style-complex="normal"/>
    </style:style>
    <style:style style:name="T13"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Trophic i</text:span><text:span text:style-name="T3">nteraction </text:span><text:span text:style-name="T4">m</text:span><text:span text:style-name="T3">odel</text:span><text:span text:style-name="T4">s</text:span><text:span text:style-name="T3"> </text:span><text:span text:style-name="T4">predict interactions across </text:span><text:span text:style-name="T5">ecosystems</text:span><text:span text:style-name="T4">, not food webs</text:span></text:p>
      <text:p text:style-name="P1"/>
      <text:p text:style-name="P9"><text:span text:style-name="T6">Dominique Caron</text:span><text:span text:style-name="T8">1,2</text:span><text:span text:style-name="T6">, Ulrich Brose</text:span><text:span text:style-name="T8">3,4</text:span><text:span text:style-name="T6">, Miguel Lurgi</text:span><text:span text:style-name="T8">5,6</text:span><text:span text:style-name="T6">, F. Guillaume Blanchet</text:span><text:span text:style-name="T8">2,7,8,9</text:span><text:span text:style-name="T6">, Dominique Gravel</text:span><text:span text:style-name="T8">2,7</text:span><text:span text:style-name="T6">, Laura J. Pollock</text:span><text:span text:style-name="T8">1,2</text:span></text:p>
      <text:p text:style-name="P5"/>
      <text:p text:style-name="P2">Affiliations</text:p>
      <text:p text:style-name="P10"><text:span text:style-name="T7">1</text:span> Department of Biology, McGill University, Montreal, QC, Canada</text:p>
      <text:p text:style-name="P10"><text:span text:style-name="T7">2</text:span> Quebec Centre for Biodiversity Sciences, Montreal, QC, Canada</text:p>
      <text:p text:style-name="P10"><text:span text:style-name="T7">3</text:span> German Centre for Integrative Biodiversity Research (iDiv) Halle-Jena-Leipzig, Leipzig, Germany</text:p>
      <text:p text:style-name="P10"><text:span text:style-name="T7">4</text:span> Institute of Biodiversity, Friedrich Schiller University Jena, Jena, Germany</text:p>
      <text:p text:style-name="P10"><text:span text:style-name="T7">5</text:span> Department of Biosciences, Swansea University, Singleton Park, SA2 8PP. UK.</text:p>
      <text:p text:style-name="P10"><text:span text:style-name="T7">6</text:span> Centre for Biodiversity Theory and Modelling, Theoretical and Experimental Ecology Station, CNRS, Moulis, 09200 France.</text:p>
      <text:p text:style-name="P10"><text:span text:style-name="T8">7</text:span><text:span text:style-name="T6"> Département de biologie, Université de Sherbrooke, Sherbrooke, QC, Canada</text:span></text:p>
      <text:p text:style-name="P10"><text:span text:style-name="T8">8</text:span><text:span text:style-name="T6"> Département de mathématiques, Université de Sherbrooke, Sherbrooke, QC, Canada</text:span></text:p>
      <text:p text:style-name="P10"><text:span text:style-name="T8">9</text:span><text:span text:style-name="T6"> Département des sciences de la santé communautaire, Université de Sherbrooke, Sherbrooke, QC, Canada</text:span></text:p>
      <text:p text:style-name="P6"/>
      <text:p text:style-name="P3">Corresponding author: <text:span text:style-name="T2">Dominique Caron, </text:span><text:a xlink:type="simple" xlink:href="mailto:dominique.caron@mail.mcgill.ca" text:style-name="Internet_20_link" text:visited-style-name="Visited_20_Internet_20_Link"><text:span text:style-name="T2">dominique.caron@mail.mcgill.ca</text:span></text:a></text:p>
      <text:p text:style-name="P11"/>
      <text:p text:style-name="P2"><text:span text:style-name="T9">A</text:span>cknowledgements</text:p>
      <text:p text:style-name="P7">This research was supported by an NSERC Discovery Grant (NSERC RGPIN-2019-05771). We thank Brian Leung <text:span text:style-name="T1">and Luigi Maiorano </text:span>for comments on the study design and results <text:span text:style-name="T1">and Timothée Poisot for discussions on model calibration and validation.</text:span></text:p>
      <text:p text:style-name="P7"/>
      <text:p text:style-name="P7"><text:soft-page-break/><text:span text:style-name="Emphasis"><text:span text:style-name="T13">Biosketch</text:span></text:span></text:p>
      <text:p text:style-name="P8"><text:span text:style-name="Emphasis"><text:span text:style-name="T11">Dominique Caron is a PhD student in the Quantitative Biodiversity Lab at McGill University in Montréal, Canada. Dominique’s thesis focuses on the seasonal and spatial variations of trophic interactions among terrestrial vertebrates. His research interests lie at the </text:span></text:span><text:span text:style-name="Emphasis"><text:span text:style-name="T12">intersection</text:span></text:span><text:span text:style-name="Emphasis"><text:span text:style-name="T11"> of biogeography, food web ecology, and biodiversity modell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que Caron</meta:initial-creator>
    <meta:creation-date>2023-01-16T12:06:32.680033502</meta:creation-date>
    <dc:date>2023-01-16T12:31:53.540844341</dc:date>
    <dc:creator>Dominique Caron</dc:creator>
    <meta:editing-duration>PT11M49S</meta:editing-duration>
    <meta:editing-cycles>3</meta:editing-cycles>
    <meta:generator>LibreOffice/6.0.7.3$Linux_X86_64 LibreOffice_project/00m0$Build-3</meta:generator>
    <meta:document-statistic meta:table-count="0" meta:image-count="0" meta:object-count="0" meta:page-count="2" meta:paragraph-count="17" meta:word-count="215" meta:character-count="1648" meta:non-whitespace-character-count="1450"/>
  </office:meta>
</office:document-meta>
</file>